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fec66" officeooo:paragraph-rsid="000fec66"/>
    </style:style>
    <style:style style:name="P2" style:family="paragraph" style:parent-style-name="Standard">
      <style:text-properties officeooo:rsid="00108bfd" officeooo:paragraph-rsid="00108bfd"/>
    </style:style>
    <style:style style:name="P3" style:family="paragraph" style:parent-style-name="Standard">
      <style:text-properties fo:font-size="10pt" officeooo:rsid="00111fcb" officeooo:paragraph-rsid="00111fcb" style:font-size-asian="10pt" style:font-size-complex="10pt"/>
    </style:style>
    <style:style style:name="P4" style:family="paragraph" style:parent-style-name="Standard">
      <style:text-properties fo:font-size="12pt" officeooo:rsid="00111fcb" officeooo:paragraph-rsid="00111fcb" style:font-size-asian="10.5pt" style:font-size-complex="12pt"/>
    </style:style>
    <style:style style:name="P5" style:family="paragraph" style:parent-style-name="Standard" style:list-style-name="L1">
      <style:text-properties fo:font-size="12pt" officeooo:rsid="00111fcb" officeooo:paragraph-rsid="00111fcb" style:font-size-asian="10.5pt" style:font-size-complex="12pt"/>
    </style:style>
    <style:style style:name="P6" style:family="paragraph" style:parent-style-name="Standard" style:list-style-name="L1">
      <style:text-properties fo:font-size="12pt" officeooo:rsid="0011c768" officeooo:paragraph-rsid="0011c768" style:font-size-asian="10.5pt" style:font-size-complex="12pt"/>
    </style:style>
    <style:style style:name="P7" style:family="paragraph" style:parent-style-name="Standard">
      <style:text-properties fo:font-size="12pt" officeooo:rsid="0011c768" officeooo:paragraph-rsid="0011c768" style:font-size-asian="10.5pt" style:font-size-complex="12pt"/>
    </style:style>
    <style:style style:name="P8" style:family="paragraph" style:parent-style-name="Standard">
      <style:text-properties fo:font-size="12pt" officeooo:rsid="0011c768" officeooo:paragraph-rsid="00123749" style:font-size-asian="10.5pt" style:font-size-complex="12pt"/>
    </style:style>
    <style:style style:name="T1" style:family="text">
      <style:text-properties officeooo:rsid="00111fcb"/>
    </style:style>
    <style:style style:name="T2" style:family="text">
      <style:text-properties officeooo:rsid="0011c768"/>
    </style:style>
    <style:style style:name="T3" style:family="text">
      <style:text-properties officeooo:rsid="0012374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ynamic XML parser README</text:p>
      <text:p text:style-name="P1"/>
      <text:p text:style-name="P2">This document will instruct the user on how to run and use this program.</text:p>
      <text:p text:style-name="P1"/>
      <text:p text:style-name="P2">Summary: This program allows the user to parse through any number of XML files and dynamically find any number of fields that the user cares about and create a CSV out of said fields.</text:p>
      <text:p text:style-name="P1"/>
      <text:p text:style-name="P2">Legend: A user provided file which gives running instructions to the program on what fields to search for in each XML file. The Legend file must carefully created as anything that is incorrect will likely result in errors for the program. </text:p>
      <text:p text:style-name="P2"><text:tab/>Each line in the legend indicates one field in the XML file that the program will find and document. <text:span text:style-name="T1">An example sample for a legend is listed below.</text:span></text:p>
      <text:p text:style-name="P2"/>
      <text:p text:style-name="P3">SSN ClearSectionResults SectionDetails :UserTermsSection UserTermRecord PersonSearch SSN SSN</text:p>
      <text:p text:style-name="P3">Address ClearSectionResults&lt;2&gt; SectionDetails :AddressSection AddressRecord&lt;1&gt; AddressInfo Address Street</text:p>
      <text:p text:style-name="P4"/>
      <text:p text:style-name="P4">There are a few things to note <text:span text:style-name="T2">the legend file.</text:span></text:p>
      <text:list xml:id="list4000165448997943334" text:style-name="L1">
        <text:list-item>
          <text:p text:style-name="P5">The first word in the line is the English meaning of the field and will be included in the csv <text:span text:style-name="T2">in</text:span> the first line as a column header. It has nothing to do with how to find the field.</text:p>
        </text:list-item>
        <text:list-item>
          <text:p text:style-name="P5">Every word is space delimited and each one represents a 'header' (ancestor/dependent) in an XML file. They are read by the program from left to right, where the first one (ClearSectionResults) is the top most parent, and each one is a child of the former.</text:p>
        </text:list-item>
        <text:list-item>
          <text:p text:style-name="P6">Each instruction must be written on one line. The program will interpret line breaks as an indication that a new field is being requested. For this reason a program like Notepad will likely be the best option for constructing the legend file.</text:p>
        </text:list-item>
        <text:list-item>
          <text:p text:style-name="P5">There may be cases when a node has multiple children named the same thing, to differentiate one from another use the &lt;#&gt; notation listed at the end of the name. The number in the &lt;&gt; indicates which child to take. Ie: Use 1 for the first child, 2 for the second, etc etc.</text:p>
        </text:list-item>
        <text:list-item>
          <text:p text:style-name="P5">There may be cases when a node is prefaced with what is called a namespace. This will look like &lt;ns2:UserTermsSection&gt; in the XML file. You must not include “ns2:” in the <text:span text:style-name="T2">legend file, but instead preface the word with a colon ':'. In the example provided both lines have one instance of this.</text:span></text:p>
        </text:list-item>
        <text:list-item>
          <text:p text:style-name="P6">There may be repeated headers if the child has the same name as the parent.</text:p>
        </text:list-item>
        <text:list-item>
          <text:p text:style-name="P6">Spelling is important! The program will look for what is typed, and anything incorrectly spelled will be missed, likely resulting in an error.</text:p>
        </text:list-item>
        <text:list-item>
          <text:p text:style-name="P6">You can have as many lines as needed.</text:p>
        </text:list-item>
      </text:list>
      <text:p text:style-name="P7"/>
      <text:p text:style-name="P8">A few notes about the program: The program will do its best to guide you through the process and indicate to you what is going on, and how to proceed. However it is not perfect, and there are likely many edge cases that are not guarded against. There is a generous assumption that the inputs to this program, the legend file, and the XML files, are well formatted and designed with each other in mind. The program will attempt to write any errors to the console to help indicate to the user what problems exist, but if you try to break the program you will be able to spectacularly. The easiest way to do this would be to use a poorly formatted legend file. </text:p>
      <text:p text:style-name="P8"><text:tab/>Another likely culprit will be to run this against a huge list of files with a large list of requested fields. If the program freezes up, or crashes, or behaves poorly, try reducing the amount of files this program is run acro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5T12:53:58.400000000</meta:creation-date>
    <dc:date>2018-10-25T14:23:52.434000000</dc:date>
    <meta:editing-duration>PT10M13S</meta:editing-duration>
    <meta:editing-cycles>1</meta:editing-cycles>
    <meta:document-statistic meta:table-count="0" meta:image-count="0" meta:object-count="0" meta:page-count="1" meta:paragraph-count="18" meta:word-count="599" meta:character-count="3302" meta:non-whitespace-character-count="2725"/>
    <meta:generator>LibreOffice/4.4.2.2$Windows_x86 LibreOffice_project/c4c7d32d0d49397cad38d62472b0bc8acff48dd6</meta:generator>
  </office:meta>
</office:document-meta>
</file>